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262626" style:font-name="Cambria" fo:font-size="14pt" style:font-size-asian="14pt" style:font-size-complex="14pt"/>
    </style:style>
    <style:style style:name="P2" style:family="paragraph" style:parent-style-name="Standard">
      <style:text-properties fo:color="#262626" style:font-name="Constantia" fo:font-size="13pt" fo:font-weight="bold" style:font-size-asian="13pt" style:font-weight-asian="bold" style:font-size-complex="13pt"/>
    </style:style>
    <style:style style:name="P3" style:family="paragraph" style:parent-style-name="Standard">
      <style:text-properties fo:color="#222222" style:font-name="Constantia" fo:font-size="12pt" fo:background-color="#ffffff" style:font-size-asian="12pt" style:font-name-complex="Consolas1" style:font-size-complex="12pt"/>
    </style:style>
    <style:style style:name="P4" style:family="paragraph" style:parent-style-name="Standard">
      <style:paragraph-properties fo:text-align="center" style:justify-single-word="false"/>
      <style:text-properties fo:color="#1f497d" style:font-name="Constantia" fo:font-size="12pt" fo:font-weight="bold" fo:background-color="#ffffff" style:font-size-asian="12pt" style:font-weight-asian="bold" style:font-name-complex="Consolas1"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officeooo:paragraph-rsid="000d0e2a"/>
    </style:style>
    <style:style style:name="P7" style:family="paragraph" style:parent-style-name="Standard" style:master-page-name="Standard">
      <style:paragraph-properties style:page-number="auto"/>
    </style:style>
    <style:style style:name="P8" style:family="paragraph" style:parent-style-name="List_20_Paragraph" style:list-style-name="WWNum2"/>
    <style:style style:name="P9" style:family="paragraph" style:parent-style-name="List_20_Paragraph">
      <style:paragraph-properties fo:margin-left="0.25in" fo:margin-right="0in" fo:text-indent="0in" style:auto-text-indent="false"/>
      <style:text-properties fo:color="#262626" style:font-name="Constantia" fo:font-size="12pt" fo:font-weight="bold" style:font-size-asian="12pt" style:font-weight-asian="bold" style:font-size-complex="12pt"/>
    </style:style>
    <style:style style:name="P10"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T1" style:family="text">
      <style:text-properties fo:color="#404040" style:font-name="Constantia" fo:font-size="16pt" fo:font-weight="bold" style:font-size-asian="16pt" style:font-weight-asian="bold" style:font-size-complex="16pt"/>
    </style:style>
    <style:style style:name="T2" style:family="text">
      <style:text-properties style:font-name="Constantia" fo:font-size="14pt" fo:font-weight="bold" style:font-size-asian="14pt" style:font-weight-asian="bold" style:font-size-complex="14pt"/>
    </style:style>
    <style:style style:name="T3" style:family="text">
      <style:text-properties style:font-name="Constantia" fo:font-size="14pt" fo:font-weight="bold" officeooo:rsid="000d0e2a" style:font-size-asian="14pt" style:font-weight-asian="bold" style:font-size-complex="14pt"/>
    </style:style>
    <style:style style:name="T4" style:family="text">
      <style:text-properties style:font-name="Constantia" fo:font-size="20pt" style:font-size-asian="20pt" style:font-size-complex="20pt"/>
    </style:style>
    <style:style style:name="T5" style:family="text">
      <style:text-properties fo:color="#262626" style:font-name="Cambria" fo:font-size="14pt" style:font-size-asian="14pt" style:font-size-complex="14pt"/>
    </style:style>
    <style:style style:name="T6" style:family="text">
      <style:text-properties fo:color="#262626" style:font-name="Constantia" fo:font-size="12pt" fo:font-weight="bold" style:font-size-asian="12pt" style:font-weight-asian="bold" style:font-size-complex="12pt"/>
    </style:style>
    <style:style style:name="T7" style:family="text">
      <style:text-properties fo:color="#262626" style:font-name="Constantia" fo:font-size="12pt" style:font-size-asian="12pt" style:font-size-complex="12pt"/>
    </style:style>
    <style:style style:name="T8" style:family="text">
      <style:text-properties fo:color="#262626" style:font-name="Constantia" fo:font-size="12pt" style:font-size-asian="12pt" style:font-size-complex="12pt" fo:background-color="#ffff00"/>
    </style:style>
    <style:style style:name="T9" style:family="text">
      <style:text-properties fo:color="#262626" style:font-name="Constantia" fo:font-weight="bold" style:font-weight-asian="bold"/>
    </style:style>
    <style:style style:name="T10" style:family="text">
      <style:text-properties fo:color="#262626" style:font-name="Constantia" fo:font-size="13pt" fo:font-weight="bold" style:font-size-asian="13pt" style:font-weight-asian="bold" style:font-size-complex="13pt"/>
    </style:style>
    <style:style style:name="T11" style:family="text">
      <style:text-properties fo:color="#222222" fo:font-size="12pt" fo:background-color="#ffffff" loext:char-shading-value="0" style:font-size-asian="12pt" style:font-name-complex="Consolas1" style:font-size-complex="12pt"/>
    </style:style>
    <style:style style:name="T12" style:family="text">
      <style:text-properties fo:color="#222222" style:font-name="Constantia" fo:font-size="12pt" fo:font-weight="bold" fo:background-color="#ffffff" loext:char-shading-value="0" style:font-size-asian="12pt" style:font-weight-asian="bold" style:font-name-complex="Consolas1" style:font-size-complex="12pt"/>
    </style:style>
    <style:style style:name="T13" style:family="text">
      <style:text-properties fo:color="#222222" style:font-name="Constantia" fo:font-size="12pt" fo:background-color="#ffffff" loext:char-shading-value="0" style:font-size-asian="12pt" style:font-name-complex="Consolas1" style:font-size-complex="12pt"/>
    </style:style>
    <style:style style:name="T14" style:family="text">
      <style:text-properties fo:color="#222222" style:font-name="Constantia" fo:font-size="12pt" loext:char-shading-value="0" style:font-size-asian="12pt" style:font-name-complex="Consolas1" style:font-size-complex="12pt" fo:background-color="#ffff00"/>
    </style:style>
    <style:style style:name="T15" style:family="text">
      <style:text-properties fo:color="#222222" style:font-name="Constantia" fo:background-color="#ffffff" loext:char-shading-value="0" style:font-name-complex="Consolas1"/>
    </style:style>
    <style:style style:name="T16" style:family="text">
      <style:text-properties fo:color="#222222" style:font-name="Constantia" loext:char-shading-value="0" style:font-name-complex="Consolas1" fo:background-color="#ffff00"/>
    </style:style>
    <style:style style:name="T17" style:family="text">
      <style:text-properties fo:color="#222222" style:font-name="Consolas" fo:font-size="9pt" fo:background-color="#ffffff" loext:char-shading-value="0" style:font-size-asian="9pt" style:font-name-complex="Consolas1" style:font-size-complex="9pt"/>
    </style:style>
    <style:style style:name="T18" style:family="text">
      <style:text-properties fo:font-size="12pt" style:font-size-asian="12pt" style:font-size-complex="12pt"/>
    </style:style>
    <style:style style:name="T19" style:family="text">
      <style:text-properties fo:color="#1f497d" style:font-name="Constantia" fo:font-size="12pt" fo:font-weight="bold" fo:background-color="#ffffff" loext:char-shading-value="0" style:font-size-asian="12pt" style:font-weight-asian="bold" style:font-name-complex="Consolas1" style:font-size-complex="12pt"/>
    </style:style>
    <style:style style:name="T20" style:family="text">
      <style:text-properties fo:color="#1f497d" style:font-name="Constantia" fo:font-size="12pt" fo:font-weight="bold" officeooo:rsid="000d0e2a" fo:background-color="#ffffff" loext:char-shading-value="0" style:font-size-asian="12pt" style:font-weight-asian="bold" style:font-name-complex="Consolas1" style:font-size-complex="12pt"/>
    </style:style>
    <style:style style:name="T21" style:family="text">
      <style:text-properties fo:color="#1f497d" style:font-name="Georgia" fo:font-size="18pt" fo:background-color="#ffffff" loext:char-shading-value="0" style:font-size-asian="18pt" style:font-name-complex="Consolas1" style:font-size-complex="18pt"/>
    </style:style>
    <style:style style:name="T22" style:family="text">
      <style:text-properties fo:color="#1f497d" style:font-name="Monotype Corsiva" fo:font-size="26pt" fo:background-color="#ffffff" loext:char-shading-value="0" style:font-size-asian="26pt" style:font-name-complex="Consolas1" style:font-size-complex="22pt"/>
    </style:style>
    <style:style style:name="T23" style:family="text">
      <style:text-properties style:font-name="Cambria" fo:font-size="16pt" style:font-name-asian="F" style:font-size-asian="16pt" style:font-name-complex="F"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etween <text:s text:c="88"/>And </text:span></text:p>
      <text:p text:style-name="Standard"><text:span text:style-name="T2">Nerdhood <text:s text:c="98"/>Name:</text:span><text:span text:style-name="T3">Fotes</text:span></text:p>
      <text:p text:style-name="Standard"><text:span text:style-name="T5">Ikeja <text:s text:c="119"/>City:</text:span></text:p>
      <text:p text:style-name="Standard"><text:span text:style-name="T5">Lagos, Nigeria <text:s text:c="102"/>State: <text:s text:c="21"/>Country: <text:s text:c="4"/></text:span></text:p>
      <text:p text:style-name="Standard"><text:span text:style-name="T5">Effective Date: 07/09/2018</text:span></text:p>
      <text:p text:style-name="P1"/>
      <text:p text:style-name="Standard"><text:span text:style-name="T11">To protect PROPRIETARY INFORMATION that may be disclosed by one of the above identified parties to the other party while maintaining their ability to conduct business activities with each other, the parties agree to the provisions set forth in this Agreement.</text:span></text:p>
      <text:list xml:id="list3867007003100142901" text:style-name="WWNum2">
        <text:list-item>
          <text:p text:style-name="P8"><text:span text:style-name="T12">INFORMATION PROTECTED</text:span></text:p>
          <text:list>
            <text:list-item>
              <text:p text:style-name="P8"><text:span text:style-name="T7">Proprietary Information means information that the receiving party ("Recipient") knows or has reason to know is confidential, proprietary, or trade secret information of the other party ("Discloser"), either (i) because the information is disclosed by the Discloser in writing and is marked as confidential or proprietary, or with words of similar import, at the time of disclosure or (ii) if disclosed by the Discloser in any other manner, is identified as confidential or proprietary at the time of disclosure or (iii) because of the nature of the information and the context in which it was disclosed. Without limitation, information concerning business models and strategies, customers, and pricing is in all cases covered under clause (iii), subject to Section 4.</text:span></text:p>
            </text:list-item>
            <text:list-item>
              <text:p text:style-name="P8"><text:span text:style-name="T7">This Agreement and any discussions between the parties in connection with this Agreement are also Proprietary Information.</text:span></text:p>
            </text:list-item>
            <text:list-item>
              <text:p text:style-name="P8"><text:span text:style-name="T7">This Agreement is intended to encompass the Affiliates of both Parties. Recipient shall have obtained the prior written agreement of such Affiliates to comply with obligations of confidentiality for the Discloser’s Proprietary Information as strict as those herein and for Discloser to enforce such obligations. Affiliates of either Party may disclose Proprietary Information to the other Party or its Affiliates, and Affiliates of either Party may receive Proprietary Information from the other Party and its Affiliates. The terms "Discloser" and "Recipient" shall include Affiliates of the Parties with respect to Proprietary Information disclosed or received by such Affiliates. The obligations of such Affiliates may be enforced by the Parties hereto (but not directly by such Affiliates). "Affiliate" means an entity that, directly or indirectly through one or more intermediaries, controls, or is controlled by, and/or is under common control with, another entity. "Control" means the legal right to direct the management and business decisions of a referenced entity.</text:span></text:p>
            </text:list-item>
          </text:list>
        </text:list-item>
      </text:list>
      <text:p text:style-name="P9"/>
      <text:list xml:id="list2239504165593" text:continue-numbering="true" text:style-name="WWNum2">
        <text:list-item>
          <text:p text:style-name="P8"><text:span text:style-name="T12">PURPOSE OF PROVIDING PROPRIETARY INFORMATION</text:span></text:p>
        </text:list-item>
      </text:list>
      <text:p text:style-name="Standard"><text:span text:style-name="T17"><text:s text:c="3"/></text:span><text:span text:style-name="T15"><text:s text:c="4"/>Recipient and Discloser may disclose Proprietary Information for the specific purposes </text:span><text:span text:style-name="T16">of exchanging certain proprietary and/or confidential information in connection with discussions concerning each party's technology or products and corresponding plans for acquisition or use thereof</text:span></text:p>
      <text:list xml:id="list2238088612063" text:continue-numbering="true" text:style-name="WWNum2">
        <text:list-item>
          <text:p text:style-name="P8"><text:span text:style-name="T12">TERM</text:span></text:p>
        </text:list-item>
      </text:list>
      <text:p text:style-name="Standard"><text:span text:style-name="T6"><text:s text:c="10"/></text:span><text:span text:style-name="T15">This agreement is effective as of the Effective Date specified above (the "Effective Date") and continues until terminated by either party as provided in Section 9. Notwithstanding the termination of this Agreement, each party's duties with respect to the other party's Proprietary Information shall continue for </text:span><text:span text:style-name="T16">five (5) years</text:span><text:span text:style-name="T15"> after the time of disclosure.</text:span></text:p>
      <text:list xml:id="list2239553366608" text:continue-numbering="true" text:style-name="WWNum2">
        <text:list-item>
          <text:p text:style-name="P8"><text:span text:style-name="T10">EXCLUSIONS AND SCOPE OF OBLIGATIONS<text:tab/><text:tab/><text:tab/><text:tab/><text:tab/><text:tab/><text:tab/><text:tab/><text:tab/><text:tab/><text:tab/><text:tab/><text:tab/></text:span></text:p>
          <text:list>
            <text:list-item>
              <text:p text:style-name="P8"><text:span text:style-name="T13">This Agreement does not protect information that: (i) was in Recipient's rightful possession before receipt from Discloser; (ii) is independently developed by or for Recipient without reference to Discloser's Proprietary Information; (iii) is rightfully received by Recipient from a third party without a duty of confidentiality; (iv) is or becomes available to the public through no fault of Recipient, (v) is required to be disclosed by a regulatory authority or by governmental or court action, provided that Recipient provides prompt written notice of such required disclosure to Discloser and cooperates with Discloser, at Discloser's expense, in seeking reasonable protective arrangements; or (vi) is disclosed by the Recipient with the Discloser's prior written approval.<text:tab/><text:tab/><text:tab/></text:span></text:p>
            </text:list-item>
            <text:list-item>
              <text:p text:style-name="P8"><text:span text:style-name="T7">This Agreement does not restrict the assignment of either party's employees or the use by a party's employees of improved general knowledge, skills and experience in the field of the other party's Proprietary Information gained during the term of this Agreement.<text:tab/><text:tab/><text:tab/><text:tab/><text:tab/><text:tab/><text:tab/><text:tab/><text:tab/><text:tab/><text:tab/><text:tab/><text:tab/><text:tab/><text:tab/><text:tab/><text:tab/><text:tab/><text:tab/></text:span></text:p>
            </text:list-item>
            <text:list-item>
              <text:p text:style-name="P8"><text:span text:style-name="T13">This Agreement shall not be construed as an engagement by either party for any service or other business arrangement whatsoever. Any and all services or undertakings to be performed by either party shall be the subject of a separate written agreement.</text:span></text:p>
            </text:list-item>
          </text:list>
        </text:list-item>
      </text:list>
      <text:p text:style-name="P2"/>
      <text:list xml:id="list2238141112814" text:continue-numbering="true" text:style-name="WWNum2">
        <text:list-item>
          <text:p text:style-name="P8"><text:span text:style-name="T12">RECIPIENT'S DUTIES</text:span></text:p>
        </text:list-item>
      </text:list>
      <text:p text:style-name="Standard"><text:soft-page-break/><text:span text:style-name="T6"><text:s text:c="4"/></text:span><text:span text:style-name="T7"><text:s text:c="7"/>Recipient shall keep the Proprietary Information in confidence, and shall use the same degree of care (but no less than a reasonable degree of care) to prevent the unauthorized use, dissemination or publication of the Proprietary Information as the Recipient uses to protect its own Proprietary Information of a similar nature. Recipient shall use Discloser's Proprietary Information only for the purpose described above and shall not disclose any such Proprietary Information except to employees, agents, principals, consultants, or individual independent contractors of Recipient who have a need to know, and who are bound by obligations of confidentiality as strict as those herein. Recipient shall be primarily liable to Discloser for the compliance of each person described in this Section.</text:span></text:p>
      <text:list xml:id="list2239262496733" text:continue-numbering="true" text:style-name="WWNum2">
        <text:list-item>
          <text:p text:style-name="P8"><text:span text:style-name="T18"><text:s/></text:span><text:span text:style-name="T6">RIGHTS IN PROPRIETARY INFORMATION</text:span></text:p>
        </text:list-item>
      </text:list>
      <text:p text:style-name="Standard"><text:span text:style-name="T6"><text:s text:c="4"/></text:span><text:span text:style-name="T7"><text:s text:c="3"/>Proprietary Information remains the property of Discloser, and Recipient does not acquire any intellectual property rights under this Agreement except the limited license rights necessary to use Discloser's Proprietary Information for the purpose described above. Recipient shall preserve all proprietary markings on Discloser's Proprietary Information provided to Recipient. The Proprietary Information, including all copies thereof, shall be returned to the Discloser or destroyed upon written request of the Discloser.</text:span></text:p>
      <text:list xml:id="list2239301374122" text:continue-numbering="true" text:style-name="WWNum2">
        <text:list-item>
          <text:p text:style-name="P8"><text:span text:style-name="T10">WARRANTY</text:span></text:p>
        </text:list-item>
      </text:list>
      <text:p text:style-name="Standard"><text:span text:style-name="T10"><text:s text:c="8"/></text:span><text:span text:style-name="T13">Each Discloser warrants that it has the right to make the disclosures under this Agreement. Each party expressly disclaims all other warranties or representations with respect to any Proprietary Information disclosed hereunder.</text:span></text:p>
      <text:list xml:id="list2237790612636" text:continue-numbering="true" text:style-name="WWNum2">
        <text:list-item>
          <text:p text:style-name="P8"><text:span text:style-name="T6">REMEDIES</text:span></text:p>
        </text:list-item>
      </text:list>
      <text:p text:style-name="Standard"><text:span text:style-name="T6"><text:s text:c="6"/></text:span><text:span text:style-name="T7">Each party expressly acknowledges and agrees that money damages may not be an adequate remedy for breach of this Agreement and that an aggrieved party is therefore entitled to seek injunctive relief for any threatened or actual breach of this Agreement by the other party.</text:span></text:p>
      <text:list xml:id="list2238392380351" text:continue-numbering="true" text:style-name="WWNum2">
        <text:list-item>
          <text:p text:style-name="P8"><text:span text:style-name="T10">TERMINATION</text:span></text:p>
        </text:list-item>
      </text:list>
      <text:p text:style-name="Standard"><text:span text:style-name="T10"><text:s text:c="4"/></text:span><text:span text:style-name="T7">Either party may terminate this Agreement at any time by giving one business day's written notice to the other party at its address provided above, after which Recipient's obligations to Discloser are limited to that Proprietary Information disclosed before termination; provided that the obligation of confidentiality and those other provisions of this Agreement, which by their nature, extend beyond its termination, remain in effect beyond the termination until fulfilled and apply to either party's successors and assigns.</text:span></text:p>
      <text:list xml:id="list2238444063738" text:continue-numbering="true" text:style-name="WWNum2">
        <text:list-item>
          <text:p text:style-name="P8"><text:span text:style-name="T6"><text:s/>GOVERNING LAW</text:span></text:p>
        </text:list-item>
      </text:list>
      <text:p text:style-name="Standard"><text:span text:style-name="T10"><text:s text:c="9"/></text:span><text:span text:style-name="T7">This Agreement shall be governed by the laws of <text:s text:c="2"/></text:span><text:span text:style-name="T8">Lagos State </text:span><text:span text:style-name="T7">without regard to its conflict of laws principles.</text:span></text:p>
      <text:list xml:id="list2239639207590" text:continue-numbering="true" text:style-name="WWNum2">
        <text:list-item>
          <text:p text:style-name="P8"><text:span text:style-name="T6">JURISDICTION</text:span></text:p>
        </text:list-item>
      </text:list>
      <text:p text:style-name="Standard"><text:span text:style-name="T6"><text:s text:c="9"/><text:tab/></text:span><text:span text:style-name="T13">All disputes between the parties arising out of or in connection with this Agreement shall be subject to the exclusive jurisdiction of the courts located in </text:span><text:span text:style-name="T14">Lagos State</text:span><text:span text:style-name="T13"> . The award shall be final and binding upon the parties hereto.</text:span></text:p>
      <text:list xml:id="list2239315335713" text:continue-numbering="true" text:style-name="WWNum2">
        <text:list-item>
          <text:p text:style-name="P8"><text:span text:style-name="T6">ENTIRE AGREEMENT</text:span></text:p>
        </text:list-item>
      </text:list>
      <text:p text:style-name="Standard"><text:span text:style-name="T7"><text:s text:c="13"/>Subsequent written agreements between the parties concerning specific projects or transactions falling within the general scope of this Agreement take precedence over this Agreement. There are no understandings, agreements or representations, express or implied, not specified herein. This Agreement may not be amended except in writing signed by both parties.</text:span></text:p>
      <text:list xml:id="list2238322975054" text:continue-numbering="true" text:style-name="WWNum2">
        <text:list-item>
          <text:p text:style-name="P8"><text:span text:style-name="T10"><text:s/></text:span><text:span text:style-name="T6">MISCELLANEOUS</text:span></text:p>
        </text:list-item>
      </text:list>
      <text:p text:style-name="Standard"><text:span text:style-name="T6"><text:s text:c="13"/></text:span><text:span text:style-name="T7">The exchange of a fully executed Agreement (in counterparts or otherwise) by fax or by electronic mail shall be sufficient to bind the Parties to the terms and conditions of this Agreement.</text:span></text:p>
      <text:p text:style-name="Standard"><text:span text:style-name="T7"><text:s text:c="8"/></text:span><text:span text:style-name="T13">The Parties acknowledge that they have each had the opportunity to have this Agreement reviewed and negotiated by competent counsel, and waive any right they may have to interpret a writing against the drafter thereof.</text:span></text:p>
      <text:list xml:id="list2239041957029" text:continue-numbering="true" text:style-name="WWNum2">
        <text:list-item>
          <text:p text:style-name="P8"><text:span text:style-name="T10"><text:s text:c="2"/></text:span><text:span text:style-name="T6">NOTICES</text:span></text:p>
        </text:list-item>
      </text:list>
      <text:p text:style-name="Standard"><text:span text:style-name="T6"><text:s text:c="11"/></text:span><text:span text:style-name="T13">Any notice or other communication required or permitted under the Agreement must be in writing and may be delivered by hand or by courier, or by a reputable commercial delivery service offering next business day delivery service, or sent by first-class mail to the addresses of the Discloser and Recipient shown on this Agreement or any alternative address of which a party notifies the other in writing, or by confirmed fax with a follow-up by a reputable commercial delivery service offering next business day delivery service. Any such notice shall be deemed served three (3) business days after deposit of such notice in the mail, certified, post-paid, or one (1) business day after deposit with a reputable commercial delivery service offering next business day delivery service, or upon personal delivery (or if served by personal delivery after-hours, then the next business day). Notices will be sent to the addresses set forth in this Agreement or such other address as either Party may specify in writing.</text:span></text:p>
      <text:p text:style-name="P3"><text:soft-page-break/></text:p>
      <text:p text:style-name="Standard"><text:span text:style-name="T13"><text:s text:c="9"/><text:tab/><text:tab/>The parties acknowledge that they have read this Agreement, understand it, and are bound by its terms. This Agreement has been signed by persons authorized to legally bind their respective organizations.</text:span></text:p>
      <text:p text:style-name="P4"/>
      <text:p text:style-name="P4"/>
      <text:p text:style-name="P4"/>
      <text:p text:style-name="P5"><text:span text:style-name="T19">NERDHOOD</text:span></text:p>
      <text:p text:style-name="Standard"><text:span text:style-name="T19">Name: <text:s text:c="5"/></text:span><text:span text:style-name="T21">Mcdonald Aladi<text:tab/></text:span><text:span text:style-name="T19"><text:tab/><text:tab/><text:tab/><text:tab/><text:tab/><text:tab/>Name: </text:span><text:span text:style-name="T20">Fotes Toluwalope</text:span></text:p>
      <text:p text:style-name="Standard"><text:span text:style-name="T19">Signature:<text:tab/><text:tab/><text:tab/><text:tab/><text:tab/><text:tab/><text:tab/><text:tab/><text:tab/><text:tab/><text:tab/>Signature: <text:s/></text:span><text:span text:style-name="T20">Fotes Toluwalope</text:span></text:p>
      <text:p text:style-name="P6"><text:span text:style-name="T22">MCDONALD ALAD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Georgia" svg:font-family="Georgia"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MT1" style:family="text">
      <style:text-properties style:font-name="Constantia" fo:font-size="20pt" style:font-size-asian="20pt" style:font-size-complex="20pt"/>
    </style:style>
    <style:page-layout style:name="Mpm1">
      <style:page-layout-properties fo:page-width="11in" fo:page-height="17in" style:num-format="1" style:print-orientation="portrait" fo:margin-top="0.8in" fo:margin-bottom="0.5in" fo:margin-left="0.5626in" fo:margin-right="0.6252in" style:writing-mode="lr-tb" style:layout-grid-color="#c0c0c0" style:layout-grid-lines="6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Mutual Non-Disclosure Agreement</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tual Non-Disclosure Agreement</dc:title>
    <meta:initial-creator>WhiteFang</meta:initial-creator>
    <meta:editing-cycles>14</meta:editing-cycles>
    <meta:creation-date>2018-06-10T08:32:00</meta:creation-date>
    <dc:date>2018-06-14T00:22:35.706584028</dc:date>
    <meta:editing-duration>PT2H52M30S</meta:editing-duration>
    <meta:generator>LibreOffice/5.1.6.2$Linux_X86_64 LibreOffice_project/10m0$Build-2</meta:generator>
    <meta:document-statistic meta:table-count="0" meta:image-count="0" meta:object-count="0" meta:page-count="3" meta:paragraph-count="45" meta:word-count="1412" meta:character-count="9981" meta:non-whitespace-character-count="80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